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8.9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66ff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B_w_01186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6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8</text:p>
          </table:table-cell>
          <table:table-cell office:value-type="string">
            <text:p>munt</text:p>
          </table:table-cell>
          <table:table-cell office:value-type="string">
            <text:p>m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9</text:p>
          </table:table-cell>
          <table:table-cell office:value-type="string">
            <text:p>avale</text:p>
          </table:table-cell>
          <table:table-cell office:value-type="string">
            <text:p>av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2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4</text:p>
          </table:table-cell>
          <table:table-cell office:value-type="string">
            <text:p>batal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5</text:p>
          </table:table-cell>
          <table:table-cell office:value-type="string">
            <text:p>ameine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_w_011876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_w_011877</text:p>
          </table:table-cell>
          <table:table-cell table:style-name="ce2" office:value-type="string">
            <text:p>atropez</text:p>
          </table:table-cell>
          <table:table-cell table:style-name="ce4" office:value-type="string">
            <text:p>atruper</text:p>
          </table:table-cell>
          <table:table-cell table:style-name="ce2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8</text:p>
          </table:table-cell>
          <table:table-cell office:value-type="string">
            <text:p>dis</text:p>
          </table:table-cell>
          <table:table-cell office:value-type="string">
            <text:p>dis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9</text:p>
          </table:table-cell>
          <table:table-cell office:value-type="string">
            <text:p>mille</text:p>
          </table:table-cell>
          <table:table-cell office:value-type="string">
            <text:p>mi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881</text:p>
          </table:table-cell>
          <table:table-cell office:value-type="string">
            <text:p>sis</text:p>
          </table:table-cell>
          <table:table-cell office:value-type="string">
            <text:p>sis1|si+il 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2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4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8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6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1887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8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890</text:p>
          </table:table-cell>
          <table:table-cell office:value-type="string">
            <text:p>serrez</text:p>
          </table:table-cell>
          <table:table-cell office:value-type="string">
            <text:p>ser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2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3</text:p>
          </table:table-cell>
          <table:table-cell office:value-type="string">
            <text:p>El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18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96</text:p>
          </table:table-cell>
          <table:table-cell office:value-type="string">
            <text:p>encontre</text:p>
          </table:table-cell>
          <table:table-cell office:value-type="string">
            <text:p>encon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897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99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0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0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2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_w_011903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1904</text:p>
          </table:table-cell>
          <table:table-cell office:value-type="string">
            <text:p>Neel</text:p>
          </table:table-cell>
          <table:table-cell office:value-type="string">
            <text:p>ne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0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6</text:p>
          </table:table-cell>
          <table:table-cell office:value-type="string">
            <text:p>Nantes</text:p>
          </table:table-cell>
          <table:table-cell office:value-type="string">
            <text:p>nant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7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08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09</text:p>
          </table:table-cell>
          <table:table-cell office:value-type="string">
            <text:p>afeltrez</text:p>
          </table:table-cell>
          <table:table-cell office:value-type="string">
            <text:p>afeu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0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12</text:p>
          </table:table-cell>
          <table:table-cell office:value-type="string">
            <text:p>Francs</text:p>
          </table:table-cell>
          <table:table-cell office:value-type="string">
            <text:p>franc1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5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3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4</text:p>
          </table:table-cell>
          <table:table-cell office:value-type="string">
            <text:p>fierez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915</text:p>
          </table:table-cell>
          <table:table-cell office:value-type="string">
            <text:p>Gui</text:p>
          </table:table-cell>
          <table:table-cell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16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17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1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20</text:p>
          </table:table-cell>
          <table:table-cell office:value-type="string">
            <text:p>Bigoz</text:p>
          </table:table-cell>
          <table:table-cell office:value-type="string">
            <text:p>bigo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1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23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4</text:p>
          </table:table-cell>
          <table:table-cell table:number-columns-repeated="2" office:value-type="string">
            <text:p>cent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5</text:p>
          </table:table-cell>
          <table:table-cell office:value-type="string">
            <text:p>healmes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3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31</text:p>
          </table:table-cell>
          <table:table-cell office:value-type="string">
            <text:p>ave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3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19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6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7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table:style-name="ce2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8</text:p>
          </table:table-cell>
          <table:table-cell office:value-type="string">
            <text:p>Troi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0</text:p>
          </table:table-cell>
          <table:table-cell office:value-type="string">
            <text:p>Ber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43</text:p>
          </table:table-cell>
          <table:table-cell table:style-name="ce3" office:value-type="string">
            <text:p>Malfruit</text:p>
          </table:table-cell>
          <table:table-cell office:value-type="string">
            <text:p>malfro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malfroit.</text:p>
          </table:table-cell>
          <table:table-cell table:number-columns-repeated="1010"/>
        </table:table-row>
        <table:table-row table:style-name="ro1">
          <table:table-cell office:value-type="string">
            <text:p>B_w_011944</text:p>
          </table:table-cell>
          <table:table-cell office:value-type="string">
            <text:p>justez</text:p>
          </table:table-cell>
          <table:table-cell office:value-type="string">
            <text:p>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6</text:p>
          </table:table-cell>
          <table:table-cell office:value-type="string">
            <text:p>paienz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49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0</text:p>
          </table:table-cell>
          <table:table-cell office:value-type="string">
            <text:p>em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3</text:p>
          </table:table-cell>
          <table:table-cell table:number-columns-repeated="2" office:value-type="string">
            <text:p>un</text:p>
          </table:table-cell>
          <table:table-cell table:style-name="ce2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4</text:p>
          </table:table-cell>
          <table:table-cell office:value-type="string">
            <text:p>lance</text:p>
          </table:table-cell>
          <table:table-cell office:value-type="string">
            <text:p>lancier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5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ascerrez</text:p>
          </table:table-cell>
          <table:table-cell table:number-columns-repeated="1010"/>
        </table:table-row>
        <table:table-row table:style-name="ro1">
          <table:table-cell office:value-type="string">
            <text:p>B_w_011958</text:p>
          </table:table-cell>
          <table:table-cell table:style-name="ce3" office:value-type="string">
            <text:p>ascemez</text:p>
          </table:table-cell>
          <table:table-cell office:value-type="string">
            <text:p>ace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5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1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64</text:p>
          </table:table-cell>
          <table:table-cell office:value-type="string">
            <text:p>escus</text:p>
          </table:table-cell>
          <table:table-cell table:style-name="ce2" office:value-type="string">
            <text:p>esc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'index, escuser 1 et 2, mais une seule entrée dans le dico.</text:p>
          </table:table-cell>
          <table:table-cell table:number-columns-repeated="1010"/>
        </table:table-row>
        <table:table-row table:style-name="ro1">
          <table:table-cell office:value-type="string">
            <text:p>B_w_0119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6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9</text:p>
          </table:table-cell>
          <table:table-cell office:value-type="string">
            <text:p>Troian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0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7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5</text:p>
          </table:table-cell>
          <table:table-cell office:value-type="string">
            <text:p>assenez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6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19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9</text:p>
          </table:table-cell>
          <table:table-cell table:style-name="ce3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198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3</text:p>
          </table:table-cell>
          <table:table-cell office:value-type="string">
            <text:p>quirs</text:p>
          </table:table-cell>
          <table:table-cell office:value-type="string">
            <text:p>c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4</text:p>
          </table:table-cell>
          <table:table-cell office:value-type="string">
            <text:p>severez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87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0</text:p>
          </table:table-cell>
          <table:table-cell office:value-type="string">
            <text:p>pleiz</text:p>
          </table:table-cell>
          <table:table-cell table:style-name="ce2"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1</text:p>
          </table:table-cell>
          <table:table-cell office:value-type="string">
            <text:p>descloez</text:p>
          </table:table-cell>
          <table:table-cell office:value-type="string">
            <text:p>descl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9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93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5</text:p>
          </table:table-cell>
          <table:table-cell office:value-type="string">
            <text:p>quisse</text:p>
          </table:table-cell>
          <table:table-cell office:value-type="string">
            <text:p>cui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8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9</text:p>
          </table:table-cell>
          <table:table-cell office:value-type="string">
            <text:p>volez</text:p>
          </table:table-cell>
          <table:table-cell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0</text:p>
          </table:table-cell>
          <table:table-cell office:value-type="string">
            <text:p>Troia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2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3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004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5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200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7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8</text:p>
          </table:table-cell>
          <table:table-cell office:value-type="string">
            <text:p>garir</text:p>
          </table:table-cell>
          <table:table-cell office:value-type="string">
            <text:p>garir 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00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0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 </text:p>
          </table:table-cell>
          <table:table-cell table:number-columns-repeated="1020"/>
        </table:table-row>
        <table:table-row table:style-name="ro1">
          <table:table-cell office:value-type="string">
            <text:p>B_w_012011</text:p>
          </table:table-cell>
          <table:table-cell office:value-type="string">
            <text:p>au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2</text:p>
          </table:table-cell>
          <table:table-cell office:value-type="string">
            <text:p>saffrez</text:p>
          </table:table-cell>
          <table:table-cell office:value-type="string">
            <text:p>saf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_w_01201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4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7</text:p>
          </table:table-cell>
          <table:table-cell office:value-type="string">
            <text:p>hanste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0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0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2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23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5</text:p>
          </table:table-cell>
          <table:table-cell office:value-type="string">
            <text:p>abati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8</text:p>
          </table:table-cell>
          <table:table-cell office:value-type="string">
            <text:p>ultre</text:p>
          </table:table-cell>
          <table:table-cell office:value-type="string">
            <text:p>ou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3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2</text:p>
          </table:table-cell>
          <table:table-cell table:number-columns-repeated="2" office:value-type="string">
            <text:p>trave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35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6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7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9</text:p>
          </table:table-cell>
          <table:table-cell office:value-type="string">
            <text:p>mammele</text:p>
          </table:table-cell>
          <table:table-cell office:value-type="string">
            <text:p>ma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4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4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04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4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8</text:p>
          </table:table-cell>
          <table:table-cell office:value-type="string">
            <text:p>pleiz</text:p>
          </table:table-cell>
          <table:table-cell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0</text:p>
          </table:table-cell>
          <table:table-cell office:value-type="string">
            <text:p>gunfanu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1</text:p>
          </table:table-cell>
          <table:table-cell office:value-type="string">
            <text:p>butez</text:p>
          </table:table-cell>
          <table:table-cell office:value-type="string">
            <text:p>b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055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7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9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0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06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4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7</text:p>
          </table:table-cell>
          <table:table-cell office:value-type="string">
            <text:p>fin</text:p>
          </table:table-cell>
          <table:table-cell office:value-type="string">
            <text:p>fi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2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5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78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9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81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2</text:p>
          </table:table-cell>
          <table:table-cell office:value-type="string">
            <text:p>soer</text:p>
          </table:table-cell>
          <table:table-cell office:value-type="string">
            <text:p>se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3</text:p>
          </table:table-cell>
          <table:table-cell office:value-type="string">
            <text:p>est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8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7</text:p>
          </table:table-cell>
          <table:table-cell office:value-type="string">
            <text:p>vengast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08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0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1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0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5</text:p>
          </table:table-cell>
          <table:table-cell table:number-columns-repeated="2" office:value-type="string">
            <text:p>traver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9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8</text:p>
          </table:table-cell>
          <table:table-cell office:value-type="string">
            <text:p>Barb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0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1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0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7</text:p>
          </table:table-cell>
          <table:table-cell office:value-type="string">
            <text:p>brandist</text:p>
          </table:table-cell>
          <table:table-cell office:value-type="string">
            <text:p>brand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9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11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4</text:p>
          </table:table-cell>
          <table:table-cell office:value-type="string">
            <text:p>quarrez</text:p>
          </table:table-cell>
          <table:table-cell office:value-type="string">
            <text:p>carr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1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118</text:p>
          </table:table-cell>
          <table:table-cell office:value-type="string">
            <text:p>perce</text:p>
          </table:table-cell>
          <table:table-cell office:value-type="string">
            <text:p>pe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21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22</text:p>
          </table:table-cell>
          <table:table-cell office:value-type="string">
            <text:p>listez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4</text:p>
          </table:table-cell>
          <table:table-cell office:value-type="string">
            <text:p>riches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25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1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8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9</text:p>
          </table:table-cell>
          <table:table-cell office:value-type="string">
            <text:p>neelez</text:p>
          </table:table-cell>
          <table:table-cell office:value-type="string">
            <text:p>në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3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2</text:p>
          </table:table-cell>
          <table:table-cell office:value-type="string">
            <text:p>tresturne</text:p>
          </table:table-cell>
          <table:table-cell office:value-type="string">
            <text:p>tres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135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6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7</text:p>
          </table:table-cell>
          <table:table-cell office:value-type="string">
            <text:p>tene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3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B_w_01213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0</text:p>
          </table:table-cell>
          <table:table-cell office:value-type="string">
            <text:p>venis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4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42</text:p>
          </table:table-cell>
          <table:table-cell office:value-type="string">
            <text:p>ariere</text:p>
          </table:table-cell>
          <table:table-cell office:value-type="string">
            <text:p>a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3</text:p>
          </table:table-cell>
          <table:table-cell office:value-type="string">
            <text:p>uss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4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45</text:p>
          </table:table-cell>
          <table:table-cell table:style-name="ce3" office:value-type="string">
            <text:p>beils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Transcription : deils</text:p>
          </table:table-cell>
          <table:table-cell table:number-columns-repeated="1010"/>
        </table:table-row>
        <table:table-row table:style-name="ro1">
          <table:table-cell office:value-type="string">
            <text:p>B_w_01214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8</text:p>
          </table:table-cell>
          <table:table-cell office:value-type="string">
            <text:p>jurs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2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5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5</text:p>
          </table:table-cell>
          <table:table-cell office:value-type="string">
            <text:p>pudrere</text:p>
          </table:table-cell>
          <table:table-cell office:value-type="string">
            <text:p>poudr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9</text:p>
          </table:table-cell>
          <table:table-cell office:value-type="string">
            <text:p>airs</text:p>
          </table:table-cell>
          <table:table-cell office:value-type="string">
            <text:p>a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0</text:p>
          </table:table-cell>
          <table:table-cell office:value-type="string">
            <text:p>trublez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1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162</text:p>
          </table:table-cell>
          <table:table-cell office:value-type="string">
            <text:p>caplissent</text:p>
          </table:table-cell>
          <table:table-cell table:style-name="ce4" office:value-type="string">
            <text:p>chap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6</text:p>
          </table:table-cell>
          <table:table-cell office:value-type="string">
            <text:p>o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7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8</text:p>
          </table:table-cell>
          <table:table-cell office:value-type="string">
            <text:p>cornent</text:p>
          </table:table-cell>
          <table:table-cell office:value-type="string">
            <text:p>c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70</text:p>
          </table:table-cell>
          <table:table-cell office:value-type="string">
            <text:p>crient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72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74</text:p>
          </table:table-cell>
          <table:table-cell office:value-type="string">
            <text:p>taburez</text:p>
          </table:table-cell>
          <table:table-cell office:value-type="string">
            <text:p>tabor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5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76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78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82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4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8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7</text:p>
          </table:table-cell>
          <table:table-cell table:number-columns-repeated="2"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90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2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19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94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19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97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98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9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0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1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202</text:p>
          </table:table-cell>
          <table:table-cell office:value-type="string">
            <text:p>lambert</text:p>
          </table:table-cell>
          <table:table-cell office:value-type="string">
            <text:p>lambe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0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4</text:p>
          </table:table-cell>
          <table:table-cell office:value-type="string">
            <text:p>averenches</text:p>
          </table:table-cell>
          <table:table-cell office:value-type="string">
            <text:p>averench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0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8</text:p>
          </table:table-cell>
          <table:table-cell office:value-type="string">
            <text:p>mort</text:p>
          </table:table-cell>
          <table:table-cell office:value-type="string">
            <text:p>mor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9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11</text:p>
          </table:table-cell>
          <table:table-cell office:value-type="string">
            <text:p>Raul</text:p>
          </table:table-cell>
          <table:table-cell office:value-type="string">
            <text:p>rau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12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3</text:p>
          </table:table-cell>
          <table:table-cell office:value-type="string">
            <text:p>Bleives</text:p>
          </table:table-cell>
          <table:table-cell office:value-type="string">
            <text:p>bleiv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6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7</text:p>
          </table:table-cell>
          <table:table-cell office:value-type="string">
            <text:p>en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19</text:p>
          </table:table-cell>
          <table:table-cell office:value-type="string">
            <text:p>vivera</text:p>
          </table:table-cell>
          <table:table-cell office:value-type="string">
            <text:p>v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0</text:p>
          </table:table-cell>
          <table:table-cell office:value-type="string">
            <text:p>gueres</text:p>
          </table:table-cell>
          <table:table-cell office:value-type="string">
            <text:p>gai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21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5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6</text:p>
          </table:table-cell>
          <table:table-cell office:value-type="string">
            <text:p>Gui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27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28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3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3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2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34</text:p>
          </table:table-cell>
          <table:table-cell office:value-type="string">
            <text:p>Tebald</text:p>
          </table:table-cell>
          <table:table-cell office:value-type="string">
            <text:p>teba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3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36</text:p>
          </table:table-cell>
          <table:table-cell office:value-type="string">
            <text:p>Rues</text:p>
          </table:table-cell>
          <table:table-cell office:value-type="string">
            <text:p>ru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3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9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0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2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3</text:p>
          </table:table-cell>
          <table:table-cell table:number-columns-repeated="2" office:value-type="string">
            <text:p>dam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4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47</text:p>
          </table:table-cell>
          <table:table-cell office:value-type="string">
            <text:p>restorez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8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9</text:p>
          </table:table-cell>
          <table:table-cell office:value-type="string">
            <text:p>esquiers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0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2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3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4</text:p>
          </table:table-cell>
          <table:table-cell office:value-type="string">
            <text:p>vavassu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5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59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0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63</text:p>
          </table:table-cell>
          <table:table-cell office:value-type="string">
            <text:p>Droün</text:p>
          </table:table-cell>
          <table:table-cell office:value-type="string">
            <text:p>droü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65</text:p>
          </table:table-cell>
          <table:table-cell office:value-type="string">
            <text:p>Riche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7</text:p>
          </table:table-cell>
          <table:table-cell office:value-type="string">
            <text:p>Fossez</text:p>
          </table:table-cell>
          <table:table-cell office:value-type="string">
            <text:p>foss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8</text:p>
          </table:table-cell>
          <table:table-cell table:number-columns-repeated="2" office:value-type="string">
            <text:p>ce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9</text:p>
          </table:table-cell>
          <table:table-cell table:style-name="ce3" office:value-type="string">
            <text:p>damisals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damasals</text:p>
          </table:table-cell>
          <table:table-cell table:number-columns-repeated="1010"/>
        </table:table-row>
        <table:table-row table:style-name="ro1">
          <table:table-cell office:value-type="string">
            <text:p>B_w_01227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7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72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3</text:p>
          </table:table-cell>
          <table:table-cell office:value-type="string">
            <text:p>ajustez</text:p>
          </table:table-cell>
          <table:table-cell office:value-type="string">
            <text:p>a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table:style-name="ce2"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77</text:p>
          </table:table-cell>
          <table:table-cell office:value-type="string">
            <text:p>viel</text:p>
          </table:table-cell>
          <table:table-cell office:value-type="string">
            <text:p>vie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27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80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281</text:p>
          </table:table-cell>
          <table:table-cell table:number-columns-repeated="2" office:value-type="string">
            <text:p>vi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2</text:p>
          </table:table-cell>
          <table:table-cell office:value-type="string">
            <text:p>anz</text:p>
          </table:table-cell>
          <table:table-cell office:value-type="string">
            <text:p>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3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5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86</text:p>
          </table:table-cell>
          <table:table-cell office:value-type="string">
            <text:p>prises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7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8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5" office:value-type="string">
            <text:p>NOMcom</text:p>
          </table:table-cell>
          <table:table-cell/>
          <table:table-cell office:value-type="string">
            <text:p>Entrée du substantif à morir.</text:p>
          </table:table-cell>
          <table:table-cell table:number-columns-repeated="1010"/>
        </table:table-row>
        <table:table-row table:style-name="ro1">
          <table:table-cell office:value-type="string">
            <text:p>B_w_012289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9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2</text:p>
          </table:table-cell>
          <table:table-cell office:value-type="string">
            <text:p>trovez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94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5</text:p>
          </table:table-cell>
          <table:table-cell office:value-type="string">
            <text:p>bliauz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8</text:p>
          </table:table-cell>
          <table:table-cell office:value-type="string">
            <text:p>li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9</text:p>
          </table:table-cell>
          <table:table-cell office:value-type="string">
            <text:p>vei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2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3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4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_w_012305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6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7</text:p>
          </table:table-cell>
          <table:table-cell office:value-type="string">
            <text:p>sis</text:p>
          </table:table-cell>
          <table:table-cell office:value-type="string">
            <text:p>sis1|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9</text:p>
          </table:table-cell>
          <table:table-cell office:value-type="string">
            <text:p>retu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12</text:p>
          </table:table-cell>
          <table:table-cell office:value-type="string">
            <text:p>efforz</text:p>
          </table:table-cell>
          <table:table-cell office:value-type="string">
            <text:p>esforz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1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5</text:p>
          </table:table-cell>
          <table:table-cell office:value-type="string">
            <text:p>reculez</text:p>
          </table:table-cell>
          <table:table-cell office:value-type="string">
            <text:p>recu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6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7</text:p>
          </table:table-cell>
          <table:table-cell office:value-type="string">
            <text:p>arpenz</text:p>
          </table:table-cell>
          <table:table-cell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0</text:p>
          </table:table-cell>
          <table:table-cell office:value-type="string">
            <text:p>mesurez</text:p>
          </table:table-cell>
          <table:table-cell office:value-type="string">
            <text:p>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32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2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5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24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5</text:p>
          </table:table-cell>
          <table:table-cell office:value-type="string">
            <text:p>acervelez</text:p>
          </table:table-cell>
          <table:table-cell office:value-type="string">
            <text:p>escerv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5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2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9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30</text:p>
          </table:table-cell>
          <table:table-cell table:number-columns-repeated="2"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32</text:p>
          </table:table-cell>
          <table:table-cell office:value-type="string">
            <text:p>encombrez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33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3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5</text:p>
          </table:table-cell>
          <table:table-cell office:value-type="string">
            <text:p>parei</text:p>
          </table:table-cell>
          <table:table-cell office:value-type="string">
            <text:p>pa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7</text:p>
          </table:table-cell>
          <table:table-cell office:value-type="string">
            <text:p>aresteit</text:p>
          </table:table-cell>
          <table:table-cell office:value-type="string">
            <text:p>ar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38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9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40</text:p>
          </table:table-cell>
          <table:table-cell office:value-type="string">
            <text:p>enseini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4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34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44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5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7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8</text:p>
          </table:table-cell>
          <table:table-cell office:value-type="string">
            <text:p>e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4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5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5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56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9</text:p>
          </table:table-cell>
          <table:table-cell office:value-type="string">
            <text:p>estrius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0</text:p>
          </table:table-cell>
          <table:table-cell office:value-type="string">
            <text:p>fermez</text:p>
          </table:table-cell>
          <table:table-cell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2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6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4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5</text:p>
          </table:table-cell>
          <table:table-cell office:value-type="string">
            <text:p>granment</text:p>
          </table:table-cell>
          <table:table-cell office:value-type="string">
            <text:p>gran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e l'adverbe à grant.</text:p>
          </table:table-cell>
          <table:table-cell table:number-columns-repeated="1010"/>
        </table:table-row>
        <table:table-row table:style-name="ro1">
          <table:table-cell office:value-type="string">
            <text:p>B_w_012366</text:p>
          </table:table-cell>
          <table:table-cell office:value-type="string">
            <text:p>desturbez</text:p>
          </table:table-cell>
          <table:table-cell office:value-type="string">
            <text:p>destor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3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73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4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7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76</text:p>
          </table:table-cell>
          <table:table-cell office:value-type="string">
            <text:p>teu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7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8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3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1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4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5</text:p>
          </table:table-cell>
          <table:table-cell office:value-type="string">
            <text:p>desuz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7</text:p>
          </table:table-cell>
          <table:table-cell office:value-type="string">
            <text:p>h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0</text:p>
          </table:table-cell>
          <table:table-cell table:number-columns-repeated="2" office:value-type="string">
            <text:p>un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2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9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8</text:p>
          </table:table-cell>
          <table:table-cell office:value-type="string">
            <text:p>col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9</text:p>
          </table:table-cell>
          <table:table-cell office:value-type="string">
            <text:p>espontez</text:p>
          </table:table-cell>
          <table:table-cell office:value-type="string">
            <text:p>espö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0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2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5</text:p>
          </table:table-cell>
          <table:table-cell office:value-type="string">
            <text:p>abandunez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6</text:p>
          </table:table-cell>
          <table:table-cell office:value-type="string">
            <text:p>ig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8</text:p>
          </table:table-cell>
          <table:table-cell office:value-type="string">
            <text:p>saisis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9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1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12</text:p>
          </table:table-cell>
          <table:table-cell office:value-type="string">
            <text:p>vassals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5</text:p>
          </table:table-cell>
          <table:table-cell office:value-type="string">
            <text:p>emfes</text:p>
          </table:table-cell>
          <table:table-cell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6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9</text:p>
          </table:table-cell>
          <table:table-cell office:value-type="string">
            <text:p>Galdin</text:p>
          </table:table-cell>
          <table:table-cell office:value-type="string">
            <text:p>gald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1</text:p>
          </table:table-cell>
          <table:table-cell office:value-type="string">
            <text:p>Fauchet</text:p>
          </table:table-cell>
          <table:table-cell office:value-type="string">
            <text:p>fauch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3</text:p>
          </table:table-cell>
          <table:table-cell office:value-type="string">
            <text:p>hastez</text:p>
          </table:table-cell>
          <table:table-cell office:value-type="string">
            <text:p>ha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42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26</text:p>
          </table:table-cell>
          <table:table-cell office:value-type="string">
            <text:p>Aigremunt</text:p>
          </table:table-cell>
          <table:table-cell office:value-type="string">
            <text:p>aigremu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7</text:p>
          </table:table-cell>
          <table:table-cell office:value-type="string">
            <text:p>Baldewin</text:p>
          </table:table-cell>
          <table:table-cell office:value-type="string">
            <text:p>baldew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9</text:p>
          </table:table-cell>
          <table:table-cell office:value-type="string">
            <text:p>afïez</text:p>
          </table:table-cell>
          <table:table-cell office:value-type="string">
            <text:p>af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430</text:p>
          </table:table-cell>
          <table:table-cell office:value-type="string">
            <text:p>franc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431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432</text:p>
          </table:table-cell>
          <table:table-cell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3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5</text:p>
          </table:table-cell>
          <table:table-cell table:style-name="ce3"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Dans transcription : servez.</text:p>
          </table:table-cell>
          <table:table-cell table:number-columns-repeated="1010"/>
        </table:table-row>
        <table:table-row table:style-name="ro1">
          <table:table-cell office:value-type="string">
            <text:p>B_w_012436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3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39</text:p>
          </table:table-cell>
          <table:table-cell office:value-type="string">
            <text:p>mure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42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3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45</text:p>
          </table:table-cell>
          <table:table-cell office:value-type="string">
            <text:p>Charleme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7</text:p>
          </table:table-cell>
          <table:table-cell office:value-type="string">
            <text:p>sein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9</text:p>
          </table:table-cell>
          <table:table-cell office:value-type="string">
            <text:p>rendez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4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52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3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4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5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5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7</text:p>
          </table:table-cell>
          <table:table-cell office:value-type="string">
            <text:p>presentez</text:p>
          </table:table-cell>
          <table:table-cell office:value-type="string">
            <text:p>prese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9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0</text:p>
          </table:table-cell>
          <table:table-cell office:value-type="string">
            <text:p>respune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462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3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4</text:p>
          </table:table-cell>
          <table:table-cell office:value-type="string">
            <text:p>comandez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5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6</text:p>
          </table:table-cell>
          <table:table-cell office:value-type="string">
            <text:p>justent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6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0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1</text:p>
          </table:table-cell>
          <table:table-cell office:value-type="string">
            <text:p>atropez</text:p>
          </table:table-cell>
          <table:table-cell office:value-type="string">
            <text:p>atru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72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7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6</text:p>
          </table:table-cell>
          <table:table-cell office:value-type="string">
            <text:p>turnei</text:p>
          </table:table-cell>
          <table:table-cell office:value-type="string">
            <text:p>torn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4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8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7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8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1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8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3</text:p>
          </table:table-cell>
          <table:table-cell office:value-type="string">
            <text:p>novel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84</text:p>
          </table:table-cell>
          <table:table-cell office:value-type="string">
            <text:p>ad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5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8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0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1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2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3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95</text:p>
          </table:table-cell>
          <table:table-cell office:value-type="string">
            <text:p>f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9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7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8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9</text:p>
          </table:table-cell>
          <table:table-cell office:value-type="string">
            <text:p>asce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0</text:p>
          </table:table-cell>
          <table:table-cell office:value-type="string">
            <text:p>Hue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01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2</text:p>
          </table:table-cell>
          <table:table-cell office:value-type="string">
            <text:p>Nevers</text:p>
          </table:table-cell>
          <table:table-cell office:value-type="string">
            <text:p>nev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5</text:p>
          </table:table-cell>
          <table:table-cell office:value-type="string">
            <text:p>Podras</text:p>
          </table:table-cell>
          <table:table-cell office:value-type="string">
            <text:p>pod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0</text:p>
          </table:table-cell>
          <table:table-cell office:value-type="string">
            <text:p>paï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1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13</text:p>
          </table:table-cell>
          <table:table-cell office:value-type="string">
            <text:p>desmesurez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5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15</text:p>
          </table:table-cell>
          <table:table-cell office:value-type="string">
            <text:p>feluns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8</text:p>
          </table:table-cell>
          <table:table-cell office:value-type="string">
            <text:p>si</text:p>
          </table:table-cell>
          <table:table-cell office:value-type="string">
            <text:p>son4</text:p>
          </table:table-cell>
          <table:table-cell table:style-name="ce2"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9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2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2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3</text:p>
          </table:table-cell>
          <table:table-cell office:value-type="string">
            <text:p>dames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6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7</text:p>
          </table:table-cell>
          <table:table-cell office:value-type="string">
            <text:p>acuntez</text:p>
          </table:table-cell>
          <table:table-cell office:value-type="string">
            <text:p>a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9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1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33</text:p>
          </table:table-cell>
          <table:table-cell office:value-type="string">
            <text:p>regretez</text:p>
          </table:table-cell>
          <table:table-cell office:value-type="string">
            <text:p>regr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3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3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9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40</text:p>
          </table:table-cell>
          <table:table-cell office:value-type="string">
            <text:p>demenez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1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4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4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5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6</text:p>
          </table:table-cell>
          <table:table-cell office:value-type="string">
            <text:p>empeirez</text:p>
          </table:table-cell>
          <table:table-cell office:value-type="string">
            <text:p>emp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7</text:p>
          </table:table-cell>
          <table:table-cell office:value-type="string">
            <text:p>hues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9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51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52</text:p>
          </table:table-cell>
          <table:table-cell office:value-type="string">
            <text:p>espruvez</text:p>
          </table:table-cell>
          <table:table-cell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3</text:p>
          </table:table-cell>
          <table:table-cell office:value-type="string">
            <text:p>amunt</text:p>
          </table:table-cell>
          <table:table-cell office:value-type="string">
            <text:p>amont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4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5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6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9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0</text:p>
          </table:table-cell>
          <table:table-cell office:value-type="string">
            <text:p>bendez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1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6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3</text:p>
          </table:table-cell>
          <table:table-cell office:value-type="string">
            <text:p>espal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56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6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7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8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0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1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3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4</text:p>
          </table:table-cell>
          <table:table-cell office:value-type="string">
            <text:p>faillent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7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6</text:p>
          </table:table-cell>
          <table:table-cell office:value-type="string">
            <text:p>buntez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7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8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number-columns-repeated="5"/>
          <table:table-cell office:value-type="string">
            <text:p>Verbe au singulier pour sujet pluriel ?</text:p>
          </table:table-cell>
          <table:table-cell table:number-columns-repeated="1010"/>
        </table:table-row>
        <table:table-row table:style-name="ro1">
          <table:table-cell office:value-type="string">
            <text:p>B_w_012579</text:p>
          </table:table-cell>
          <table:table-cell table:style-name="ce3"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ses.</text:p>
          </table:table-cell>
          <table:table-cell table:number-columns-repeated="1010"/>
        </table:table-row>
        <table:table-row table:style-name="ro1">
          <table:table-cell office:value-type="string">
            <text:p>B_w_012580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1</text:p>
          </table:table-cell>
          <table:table-cell office:value-type="string">
            <text:p>aturnez</text:p>
          </table:table-cell>
          <table:table-cell office:value-type="string">
            <text:p>a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p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_w_012582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583</text:p>
          </table:table-cell>
          <table:table-cell office:value-type="string">
            <text:p>aidez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84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8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8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8</text:p>
          </table:table-cell>
          <table:table-cell office:value-type="string">
            <text:p>senez</text:p>
          </table:table-cell>
          <table:table-cell office:value-type="string">
            <text:p>sen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58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90</text:p>
          </table:table-cell>
          <table:table-cell office:value-type="string">
            <text:p>seiserun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2"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2</text:p>
          </table:table-cell>
          <table:table-cell office:value-type="string">
            <text:p>ensein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2"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table:style-name="ce2"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m|n</text:p>
          </table:table-cell>
          <table:table-cell table:number-columns-repeated="1011"/>
        </table:table-row>
        <table:table-row table:style-name="ro2">
          <table:table-cell office:value-type="string">
            <text:p>B_w_0125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95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6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9</text:p>
          </table:table-cell>
          <table:table-cell table:style-name="ce2" office:value-type="string">
            <text:p>cha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0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1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0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04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5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8</text:p>
          </table:table-cell>
          <table:table-cell office:value-type="string">
            <text:p>aliurs</text:p>
          </table:table-cell>
          <table:table-cell office:value-type="string">
            <text:p>ail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9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3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4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5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6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6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1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9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2</text:p>
          </table:table-cell>
          <table:table-cell office:value-type="string">
            <text:p>chefs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6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62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31</text:p>
          </table:table-cell>
          <table:table-cell office:value-type="string">
            <text:p>Parant</text:p>
          </table:table-cell>
          <table:table-cell office:value-type="string">
            <text:p>par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3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5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34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>
            <text:p>B_w_0126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38</text:p>
          </table:table-cell>
          <table:table-cell office:value-type="string">
            <text:p>ai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39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40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64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5</text:p>
          </table:table-cell>
          <table:table-cell office:value-type="string">
            <text:p>est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6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2">
          <table:table-cell office:value-type="string">
            <text:p>B_w_012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48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9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1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4</text:p>
          </table:table-cell>
          <table:table-cell table:number-columns-repeated="2"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655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8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9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0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2</text:p>
          </table:table-cell>
          <table:table-cell office:value-type="string">
            <text:p>murrai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64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5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6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67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8</text:p>
          </table:table-cell>
          <table:table-cell office:value-type="string">
            <text:p>halt</text:p>
          </table:table-cell>
          <table:table-cell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9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0</text:p>
          </table:table-cell>
          <table:table-cell office:value-type="string">
            <text:p>p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2</text:p>
          </table:table-cell>
          <table:table-cell office:value-type="string">
            <text:p>Charlema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4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5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1">
          <table:table-cell office:value-type="string">
            <text:p>B_w_01267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7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8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0</text:p>
          </table:table-cell>
          <table:table-cell office:value-type="string">
            <text:p>estre</text:p>
          </table:table-cell>
          <table:table-cell office:value-type="string">
            <text:p>estre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1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2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3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4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85</text:p>
          </table:table-cell>
          <table:table-cell office:value-type="string">
            <text:p>sen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7</text:p>
          </table:table-cell>
          <table:table-cell office:value-type="string">
            <text:p>comandement</text:p>
          </table:table-cell>
          <table:table-cell office:value-type="string">
            <text:p>coma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6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2</text:p>
          </table:table-cell>
          <table:table-cell office:value-type="string">
            <text:p>fa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9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4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6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69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8</text:p>
          </table:table-cell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1</text:p>
          </table:table-cell>
          <table:table-cell office:value-type="string">
            <text:p>aver</text:p>
          </table:table-cell>
          <table:table-cell office:value-type="string">
            <text:p>avö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02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3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704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6</text:p>
          </table:table-cell>
          <table:table-cell office:value-type="string">
            <text:p>manacez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07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8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9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11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2</text:p>
          </table:table-cell>
          <table:table-cell office:value-type="string">
            <text:p>ve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1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5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7</text:p>
          </table:table-cell>
          <table:table-cell office:value-type="string">
            <text:p>sue</text:p>
          </table:table-cell>
          <table:table-cell office:value-type="string">
            <text:p>su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8</text:p>
          </table:table-cell>
          <table:table-cell table:number-columns-repeated="2" office:value-type="string">
            <text:p>fl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0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22</text:p>
          </table:table-cell>
          <table:table-cell office:value-type="string">
            <text:p>aspresmant</text:p>
          </table:table-cell>
          <table:table-cell office:value-type="string">
            <text:p>asp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aspre.</text:p>
          </table:table-cell>
          <table:table-cell table:number-columns-repeated="1010"/>
        </table:table-row>
        <table:table-row table:style-name="ro1">
          <table:table-cell office:value-type="string">
            <text:p>B_w_0127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24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2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2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8</text:p>
          </table:table-cell>
          <table:table-cell office:value-type="string">
            <text:p>nev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0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J'étiquette le premier PROper.</text:p>
          </table:table-cell>
          <table:table-cell table:number-columns-repeated="1010"/>
        </table:table-row>
        <table:table-row table:style-name="ro1">
          <table:table-cell office:value-type="string">
            <text:p>B_w_012731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32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3</text:p>
          </table:table-cell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3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36</text:p>
          </table:table-cell>
          <table:table-cell office:value-type="string">
            <text:p>celeement</text:p>
          </table:table-cell>
          <table:table-cell office:value-type="string">
            <text:p>c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7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9</text:p>
          </table:table-cell>
          <table:table-cell office:value-type="string">
            <text:p>fer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40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2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3</text:p>
          </table:table-cell>
          <table:table-cell office:value-type="string">
            <text:p>Balant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45</text:p>
          </table:table-cell>
          <table:table-cell office:value-type="string">
            <text:p>purfendi</text:p>
          </table:table-cell>
          <table:table-cell office:value-type="string">
            <text:p>por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7</text:p>
          </table:table-cell>
          <table:table-cell office:value-type="string">
            <text:p>um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7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0</text:p>
          </table:table-cell>
          <table:table-cell office:value-type="string">
            <text:p>aufe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m|r</text:p>
          </table:table-cell>
          <table:table-cell table:number-columns-repeated="1011"/>
        </table:table-row>
        <table:table-row table:style-name="ro1">
          <table:table-cell office:value-type="string">
            <text:p>B_w_012752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3</text:p>
          </table:table-cell>
          <table:table-cell office:value-type="string">
            <text:p>o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5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5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757</text:p>
          </table:table-cell>
          <table:table-cell office:value-type="string">
            <text:p>al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58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1</text:p>
          </table:table-cell>
          <table:table-cell office:value-type="string">
            <text:p>apei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62</text:p>
          </table:table-cell>
          <table:table-cell office:value-type="string">
            <text:p>Belduit</text:p>
          </table:table-cell>
          <table:table-cell office:value-type="string">
            <text:p>beldu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64</text:p>
          </table:table-cell>
          <table:table-cell office:value-type="string">
            <text:p>Aquilant</text:p>
          </table:table-cell>
          <table:table-cell office:value-type="string">
            <text:p>aqui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7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69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0</text:p>
          </table:table-cell>
          <table:table-cell office:value-type="string">
            <text:p>se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1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2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4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6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78</text:p>
          </table:table-cell>
          <table:table-cell office:value-type="string">
            <text:p>alge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79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>
            <text:p>B_w_012780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2</text:p>
          </table:table-cell>
          <table:table-cell office:value-type="string">
            <text:p>fuiera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8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785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86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9</text:p>
          </table:table-cell>
          <table:table-cell office:value-type="string">
            <text:p>honur</text:p>
          </table:table-cell>
          <table:table-cell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9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7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9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5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du nom au verbe. Laisser comme cela ou entrée propre ?</text:p>
          </table:table-cell>
          <table:table-cell table:number-columns-repeated="1010"/>
        </table:table-row>
        <table:table-row table:style-name="ro1">
          <table:table-cell office:value-type="string">
            <text:p>B_w_0127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9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0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3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0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8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809</text:p>
          </table:table-cell>
          <table:table-cell office:value-type="string">
            <text:p>estreitement</text:p>
          </table:table-cell>
          <table:table-cell office:value-type="string">
            <text:p>estro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5</text:p>
          </table:table-cell>
          <table:table-cell office:value-type="string">
            <text:p>presses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6</text:p>
          </table:table-cell>
          <table:table-cell office:value-type="string">
            <text:p>cerchant</text:p>
          </table:table-cell>
          <table:table-cell office:value-type="string">
            <text:p>cer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18</text:p>
          </table:table-cell>
          <table:table-cell office:value-type="string">
            <text:p>dure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9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1</text:p>
          </table:table-cell>
          <table:table-cell office:value-type="string">
            <text:p>rencs</text:p>
          </table:table-cell>
          <table:table-cell office:value-type="string">
            <text:p>r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2</text:p>
          </table:table-cell>
          <table:table-cell table:style-name="ce3" office:value-type="string">
            <text:p>deperçant</text:p>
          </table:table-cell>
          <table:table-cell office:value-type="string">
            <text:p>deperc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Dans transcription : dependant.</text:p>
          </table:table-cell>
          <table:table-cell table:number-columns-repeated="1010"/>
        </table:table-row>
        <table:table-row table:style-name="ro1">
          <table:table-cell office:value-type="string">
            <text:p>B_w_012823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25</text:p>
          </table:table-cell>
          <table:table-cell office:value-type="string">
            <text:p>consiu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6</text:p>
          </table:table-cell>
          <table:table-cell office:value-type="string">
            <text:p>malveis</text:p>
          </table:table-cell>
          <table:table-cell office:value-type="string">
            <text:p>mauva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27</text:p>
          </table:table-cell>
          <table:table-cell office:value-type="string">
            <text:p>luer</text:p>
          </table:table-cell>
          <table:table-cell office:value-type="string">
            <text:p>loi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829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3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3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33</text:p>
          </table:table-cell>
          <table:table-cell table:style-name="ce3" office:value-type="string">
            <text:p>Be????</text:p>
          </table:table-cell>
          <table:table-cell office:value-type="string">
            <text:p>bretu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Bretun.</text:p>
          </table:table-cell>
          <table:table-cell table:number-columns-repeated="1010"/>
        </table:table-row>
        <table:table-row table:style-name="ro1">
          <table:table-cell office:value-type="string">
            <text:p>B_w_0128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5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7</text:p>
          </table:table-cell>
          <table:table-cell office:value-type="string">
            <text:p>Burguniun</text:p>
          </table:table-cell>
          <table:table-cell table:style-name="ce4"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Index : renvoi à Burgoine.</text:p>
          </table:table-cell>
          <table:table-cell table:number-columns-repeated="1010"/>
        </table:table-row>
        <table:table-row table:style-name="ro1">
          <table:table-cell office:value-type="string">
            <text:p>B_w_01283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9</text:p>
          </table:table-cell>
          <table:table-cell office:value-type="string">
            <text:p>Flemeng</text:p>
          </table:table-cell>
          <table:table-cell office:value-type="string">
            <text:p>flameng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41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2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43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4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845</text:p>
          </table:table-cell>
          <table:table-cell office:value-type="string">
            <text:p>rend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46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48</text:p>
          </table:table-cell>
          <table:table-cell office:value-type="string">
            <text:p>mein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52</text:p>
          </table:table-cell>
          <table:table-cell office:value-type="string">
            <text:p>desmesurement</text:p>
          </table:table-cell>
          <table:table-cell office:value-type="string">
            <text:p>desmes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verbe desmesurer.</text:p>
          </table:table-cell>
          <table:table-cell table:number-columns-repeated="1010"/>
        </table:table-row>
        <table:table-row table:style-name="ro1">
          <table:table-cell office:value-type="string">
            <text:p>B_w_01285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4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5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8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58</text:p>
          </table:table-cell>
          <table:table-cell table:number-columns-repeated="2" office:value-type="string">
            <text:p>fu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859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1</text:p>
          </table:table-cell>
          <table:table-cell office:value-type="string">
            <text:p>aimen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3</text:p>
          </table:table-cell>
          <table:table-cell office:value-type="string">
            <text:p>triwe</text:p>
          </table:table-cell>
          <table:table-cell office:value-type="string">
            <text:p>trie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65</text:p>
          </table:table-cell>
          <table:table-cell office:value-type="string">
            <text:p>acordement</text:p>
          </table:table-cell>
          <table:table-cell office:value-type="string">
            <text:p>aco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67</text:p>
          </table:table-cell>
          <table:table-cell office:value-type="string">
            <text:p>entr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68</text:p>
          </table:table-cell>
          <table:table-cell office:value-type="string">
            <text:p>el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9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7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8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3</text:p>
          </table:table-cell>
          <table:table-cell office:value-type="string">
            <text:p>cu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_w_012874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5</text:p>
          </table:table-cell>
          <table:table-cell office:value-type="string">
            <text:p>espurune</text:p>
          </table:table-cell>
          <table:table-cell office:value-type="string">
            <text:p>esper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80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881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82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3</text:p>
          </table:table-cell>
          <table:table-cell office:value-type="string">
            <text:p>s</text:p>
          </table:table-cell>
          <table:table-cell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5</text:p>
          </table:table-cell>
          <table:table-cell office:value-type="string">
            <text:p>veü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6</text:p>
          </table:table-cell>
          <table:table-cell office:value-type="string">
            <text:p>Guinemant</text:p>
          </table:table-cell>
          <table:table-cell office:value-type="string">
            <text:p>guin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7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89</text:p>
          </table:table-cell>
          <table:table-cell office:value-type="string">
            <text:p>abatu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1</text:p>
          </table:table-cell>
          <table:table-cell office:value-type="string">
            <text:p>forz</text:p>
          </table:table-cell>
          <table:table-cell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5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89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893</text:p>
          </table:table-cell>
          <table:table-cell table:style-name="ce3"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peisant.</text:p>
          </table:table-cell>
          <table:table-cell table:number-columns-repeated="1010"/>
        </table:table-row>
        <table:table-row table:style-name="ro1">
          <table:table-cell office:value-type="string">
            <text:p>B_w_01289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97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9</text:p>
          </table:table-cell>
          <table:table-cell office:value-type="string">
            <text:p>tierz</text:p>
          </table:table-cell>
          <table:table-cell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2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3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5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6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7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0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09</text:p>
          </table:table-cell>
          <table:table-cell office:value-type="string">
            <text:p>Guinemant</text:p>
          </table:table-cell>
          <table:table-cell office:value-type="string">
            <text:p>guin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13</text:p>
          </table:table-cell>
          <table:table-cell office:value-type="string">
            <text:p>sal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14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9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16</text:p>
          </table:table-cell>
          <table:table-cell office:value-type="string">
            <text:p>arçun</text:p>
          </table:table-cell>
          <table:table-cell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91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9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92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3</text:p>
          </table:table-cell>
          <table:table-cell office:value-type="string">
            <text:p>servise</text:p>
          </table:table-cell>
          <table:table-cell office:value-type="string">
            <text:p>serv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5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6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28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9</text:p>
          </table:table-cell>
          <table:table-cell office:value-type="string">
            <text:p>acointerunt</text:p>
          </table:table-cell>
          <table:table-cell office:value-type="string">
            <text:p>acoint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93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2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3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4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37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8</text:p>
          </table:table-cell>
          <table:table-cell office:value-type="string">
            <text:p>c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9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40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1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942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3</text:p>
          </table:table-cell>
          <table:table-cell office:value-type="string">
            <text:p>icil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4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5</text:p>
          </table:table-cell>
          <table:table-cell office:value-type="string">
            <text:p>destreit</text:p>
          </table:table-cell>
          <table:table-cell office:value-type="string">
            <text:p>dest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47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1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3</text:p>
          </table:table-cell>
          <table:table-cell office:value-type="string">
            <text:p>punt</text:p>
          </table:table-cell>
          <table:table-cell office:value-type="string">
            <text:p>p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5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56</text:p>
          </table:table-cell>
          <table:table-cell table:number-columns-repeated="2" office:value-type="string">
            <text:p>arg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95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0</text:p>
          </table:table-cell>
          <table:table-cell table:number-columns-repeated="2"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1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5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6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9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70</text:p>
          </table:table-cell>
          <table:table-cell office:value-type="string">
            <text:p>munjoie</text:p>
          </table:table-cell>
          <table:table-cell office:value-type="string">
            <text:p>munjo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1</text:p>
          </table:table-cell>
          <table:table-cell office:value-type="string">
            <text:p>escrïant</text:p>
          </table:table-cell>
          <table:table-cell office:value-type="string">
            <text:p>escrï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7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73</text:p>
          </table:table-cell>
          <table:table-cell office:value-type="string">
            <text:p>curuç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5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6</text:p>
          </table:table-cell>
          <table:table-cell office:value-type="string">
            <text:p>detrenchant</text:p>
          </table:table-cell>
          <table:table-cell office:value-type="string">
            <text:p>detren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7</text:p>
          </table:table-cell>
          <table:table-cell office:value-type="string">
            <text:p>alsi</text:p>
          </table:table-cell>
          <table:table-cell office:value-type="string">
            <text:p>aus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9</text:p>
          </table:table-cell>
          <table:table-cell table:style-name="ce3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29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81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3</text:p>
          </table:table-cell>
          <table:table-cell office:value-type="string">
            <text:p>nue</text:p>
          </table:table-cell>
          <table:table-cell office:value-type="string">
            <text:p>nü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985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986</text:p>
          </table:table-cell>
          <table:table-cell office:value-type="string">
            <text:p>trove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7</text:p>
          </table:table-cell>
          <table:table-cell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89</text:p>
          </table:table-cell>
          <table:table-cell office:value-type="string">
            <text:p>Estult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3</text:p>
          </table:table-cell>
          <table:table-cell office:value-type="string">
            <text:p>Engeler</text:p>
          </table:table-cell>
          <table:table-cell office:value-type="string">
            <text:p>engel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5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6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7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8</text:p>
          </table:table-cell>
          <table:table-cell office:value-type="string">
            <text:p>Gefrei</text:p>
          </table:table-cell>
          <table:table-cell office:value-type="string">
            <text:p>gefre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9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00</text:p>
          </table:table-cell>
          <table:table-cell office:value-type="string">
            <text:p>Anjou</text:p>
          </table:table-cell>
          <table:table-cell office:value-type="string">
            <text:p>anjo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02</text:p>
          </table:table-cell>
          <table:table-cell office:value-type="string">
            <text:p>Rotold</text:p>
          </table:table-cell>
          <table:table-cell office:value-type="string">
            <text:p>roto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4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7</text:p>
          </table:table-cell>
          <table:table-cell office:value-type="string">
            <text:p>co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08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09</text:p>
          </table:table-cell>
          <table:table-cell office:value-type="string">
            <text:p>adurement</text:p>
          </table:table-cell>
          <table:table-cell table:style-name="ce4" office:value-type="string">
            <text:p>ad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Pas d'entrée dans le Tobler, mais existe dans Godefroy et Anglo Norman Dictionary.</text:p>
          </table:table-cell>
          <table:table-cell table:number-columns-repeated="1010"/>
        </table:table-row>
        <table:table-row table:style-name="ro2">
          <table:table-cell office:value-type="string">
            <text:p>B_w_013010</text:p>
          </table:table-cell>
          <table:table-cell office:value-type="string">
            <text:p>e</text:p>
          </table:table-cell>
          <table:table-cell office:value-type="string">
            <text:p>e2</text:p>
          </table:table-cell>
          <table:table-cell office:value-type="string">
            <text:p>INJ</text:p>
          </table:table-cell>
          <table:table-cell table:number-columns-repeated="1020"/>
        </table:table-row>
        <table:table-row table:style-name="ro1">
          <table:table-cell office:value-type="string">
            <text:p>B_w_01301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2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3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4</text:p>
          </table:table-cell>
          <table:table-cell office:value-type="string">
            <text:p>pere</text:p>
          </table:table-cell>
          <table:table-cell office:value-type="string">
            <text:p>pe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5</text:p>
          </table:table-cell>
          <table:table-cell table:number-columns-repeated="2" office:value-type="string">
            <text:p>omnipot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5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6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7</text:p>
          </table:table-cell>
          <table:table-cell office:value-type="string">
            <text:p>compaingnuns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8</text:p>
          </table:table-cell>
          <table:table-cell office:value-type="string">
            <text:p>aloue</text:p>
          </table:table-cell>
          <table:table-cell office:value-type="string">
            <text:p>alö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9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0</text:p>
          </table:table-cell>
          <table:table-cell office:value-type="string">
            <text:p>querrant</text:p>
          </table:table-cell>
          <table:table-cell office:value-type="string">
            <text:p>quer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 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23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6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Entrée au verbe valoir.</text:p>
          </table:table-cell>
          <table:table-cell table:number-columns-repeated="1010"/>
        </table:table-row>
        <table:table-row table:style-name="ro1">
          <table:table-cell office:value-type="string">
            <text:p>B_w_013027</text:p>
          </table:table-cell>
          <table:table-cell office:value-type="string">
            <text:p>roillent</text:p>
          </table:table-cell>
          <table:table-cell table:style-name="ce4" office:value-type="string">
            <text:p>re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28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9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0</text:p>
          </table:table-cell>
          <table:table-cell office:value-type="string">
            <text:p>cu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031</text:p>
          </table:table-cell>
          <table:table-cell office:value-type="string">
            <text:p>fuldre</text:p>
          </table:table-cell>
          <table:table-cell office:value-type="string">
            <text:p>fou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33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34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5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37</text:p>
          </table:table-cell>
          <table:table-cell office:value-type="string">
            <text:p>asce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8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w_013039</text:p>
          </table:table-cell>
          <table:table-cell table:number-columns-repeated="2" table:style-name="ce2" office:value-type="string">
            <text:p>tel</text:p>
          </table:table-cell>
          <table:table-cell table:style-name="ce2" office:value-type="string">
            <text:p>DETind</text:p>
          </table:table-cell>
          <table:table-cell table:style-name="ce2"/>
          <table:table-cell table:number-columns-repeated="2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_w_013040</text:p>
          </table:table-cell>
          <table:table-cell table:style-name="ce2" office:value-type="string">
            <text:p>martelement</text:p>
          </table:table-cell>
          <table:table-cell table:style-name="ce2" office:value-type="string">
            <text:p>martelement</text:p>
          </table:table-cell>
          <table:table-cell table:style-name="ce2" office:value-type="string">
            <text:p>NOMcom</text:p>
          </table:table-cell>
          <table:table-cell table:style-name="ce2"/>
          <table:table-cell table:number-columns-repeated="2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_w_013041</text:p>
          </table:table-cell>
          <table:table-cell table:style-name="ce2" office:value-type="string">
            <text:p>cum</text:p>
          </table:table-cell>
          <table:table-cell table:style-name="ce2" office:value-type="string">
            <text:p>come1</text:p>
          </table:table-cell>
          <table:table-cell table:style-name="ce2" office:value-type="string">
            <text:p>CONsub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B_w_013042</text:p>
          </table:table-cell>
          <table:table-cell table:style-name="ce2" office:value-type="string">
            <text:p>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DETdef</text:p>
          </table:table-cell>
          <table:table-cell table:style-name="ce2"/>
          <table:table-cell table:number-columns-repeated="2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3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45</text:p>
          </table:table-cell>
          <table:table-cell office:value-type="string">
            <text:p>oreit</text:p>
          </table:table-cell>
          <table:table-cell office:value-type="string">
            <text:p>oïr</text:p>
          </table:table-cell>
          <table:table-cell office:value-type="string">
            <text:p>VERcjg</text:p>
          </table:table-cell>
          <table:table-cell office:value-type="string">
            <text:p>con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8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9</text:p>
          </table:table-cell>
          <table:table-cell office:value-type="string">
            <text:p>tonant</text:p>
          </table:table-cell>
          <table:table-cell office:value-type="string">
            <text:p>t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0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5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2</text:p>
          </table:table-cell>
          <table:table-cell office:value-type="string">
            <text:p>dutent</text:p>
          </table:table-cell>
          <table:table-cell office:value-type="string">
            <text:p>dot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53</text:p>
          </table:table-cell>
          <table:table-cell office:value-type="string">
            <text:p>Arabi</text:p>
          </table:table-cell>
          <table:table-cell office:value-type="string">
            <text:p>arab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5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7</text:p>
          </table:table-cell>
          <table:table-cell office:value-type="string">
            <text:p>Melians</text:p>
          </table:table-cell>
          <table:table-cell office:value-type="string">
            <text:p>melïa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9</text:p>
          </table:table-cell>
          <table:table-cell office:value-type="string">
            <text:p>Turc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61</text:p>
          </table:table-cell>
          <table:table-cell office:value-type="string">
            <text:p>Affricant</text:p>
          </table:table-cell>
          <table:table-cell office:value-type="string">
            <text:p>affric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5</text:p>
          </table:table-cell>
          <table:table-cell office:value-type="string">
            <text:p>tremble</text:p>
          </table:table-cell>
          <table:table-cell office:value-type="string">
            <text:p>trembl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66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9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0</text:p>
          </table:table-cell>
          <table:table-cell office:value-type="string">
            <text:p>emperere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07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7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3</text:p>
          </table:table-cell>
          <table:table-cell office:value-type="string">
            <text:p>degrez</text:p>
          </table:table-cell>
          <table:table-cell office:value-type="string">
            <text:p>deg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4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7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7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0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3082</text:p>
          </table:table-cell>
          <table:table-cell office:value-type="string">
            <text:p>ve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3</text:p>
          </table:table-cell>
          <table:table-cell office:value-type="string">
            <text:p>heit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084</text:p>
          </table:table-cell>
          <table:table-cell office:value-type="string">
            <text:p>s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5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6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89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91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9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3</text:p>
          </table:table-cell>
          <table:table-cell office:value-type="string">
            <text:p>prisun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9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6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7</text:p>
          </table:table-cell>
          <table:table-cell office:value-type="string">
            <text:p>lïez</text:p>
          </table:table-cell>
          <table:table-cell office:value-type="string">
            <text:p>liier3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0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2</text:p>
          </table:table-cell>
          <table:table-cell office:value-type="string">
            <text:p>deliveres</text:p>
          </table:table-cell>
          <table:table-cell office:value-type="string">
            <text:p>delivr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0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7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9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10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3</text:p>
          </table:table-cell>
          <table:table-cell office:value-type="string">
            <text:p>atachiez</text:p>
          </table:table-cell>
          <table:table-cell office:value-type="string">
            <text:p>at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4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5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311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7</text:p>
          </table:table-cell>
          <table:table-cell office:value-type="string">
            <text:p>garden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1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19</text:p>
          </table:table-cell>
          <table:table-cell office:value-type="string">
            <text:p>pr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120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1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22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3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4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6</text:p>
          </table:table-cell>
          <table:table-cell office:value-type="string">
            <text:p>alaschiez</text:p>
          </table:table-cell>
          <table:table-cell office:value-type="string">
            <text:p>eslasch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27</text:p>
          </table:table-cell>
          <table:table-cell office:value-type="string">
            <text:p>enquor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9</text:p>
          </table:table-cell>
          <table:table-cell office:value-type="string">
            <text:p>blescent</text:p>
          </table:table-cell>
          <table:table-cell office:value-type="string">
            <text:p>ble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30</text:p>
          </table:table-cell>
          <table:table-cell office:value-type="string">
            <text:p>dehez</text:p>
          </table:table-cell>
          <table:table-cell office:value-type="string">
            <text:p>deh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5</text:p>
          </table:table-cell>
          <table:table-cell table:number-columns-repeated="2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6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7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9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1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2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4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5</text:p>
          </table:table-cell>
          <table:table-cell office:value-type="string">
            <text:p>Mahun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146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14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4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0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51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52</text:p>
          </table:table-cell>
          <table:table-cell office:value-type="string">
            <text:p>destreindrum</text:p>
          </table:table-cell>
          <table:table-cell office:value-type="string">
            <text:p>destr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5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8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6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61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2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4</text:p>
          </table:table-cell>
          <table:table-cell office:value-type="string">
            <text:p>leals</text:p>
          </table:table-cell>
          <table:table-cell office:value-type="string">
            <text:p>lëa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6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166</text:p>
          </table:table-cell>
          <table:table-cell office:value-type="string">
            <text:p>serr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6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6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9</text:p>
          </table:table-cell>
          <table:table-cell office:value-type="string">
            <text:p>oï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4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75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7</text:p>
          </table:table-cell>
          <table:table-cell office:value-type="string">
            <text:p>hastele</text:p>
          </table:table-cell>
          <table:table-cell office:value-type="string">
            <text:p>ast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7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0</text:p>
          </table:table-cell>
          <table:table-cell office:value-type="string">
            <text:p>leva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8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2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3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5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8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7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189</text:p>
          </table:table-cell>
          <table:table-cell office:value-type="string">
            <text:p>serr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1</text:p>
          </table:table-cell>
          <table:table-cell office:value-type="string">
            <text:p>liez</text:p>
          </table:table-cell>
          <table:table-cell office:value-type="string">
            <text:p>liier3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9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4</text:p>
          </table:table-cell>
          <table:table-cell office:value-type="string">
            <text:p>tur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5</text:p>
          </table:table-cell>
          <table:table-cell office:value-type="string">
            <text:p>hal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9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9</text:p>
          </table:table-cell>
          <table:table-cell office:value-type="string">
            <text:p>trebuchiez</text:p>
          </table:table-cell>
          <table:table-cell office:value-type="string">
            <text:p>treb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01</text:p>
          </table:table-cell>
          <table:table-cell table:number-columns-repeated="2" office:value-type="string">
            <text:p>ava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02</text:p>
          </table:table-cell>
          <table:table-cell office:value-type="string">
            <text:p>vindr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20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4</text:p>
          </table:table-cell>
          <table:table-cell office:value-type="string">
            <text:p>cols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5</text:p>
          </table:table-cell>
          <table:table-cell office:value-type="string">
            <text:p>o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206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7</text:p>
          </table:table-cell>
          <table:table-cell office:value-type="string">
            <text:p>brise</text:p>
          </table:table-cell>
          <table:table-cell office:value-type="string">
            <text:p>b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9</text:p>
          </table:table-cell>
          <table:table-cell office:value-type="string">
            <text:p>chai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1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4</text:p>
          </table:table-cell>
          <table:table-cell office:value-type="string">
            <text:p>deliverez</text:p>
          </table:table-cell>
          <table:table-cell office:value-type="string">
            <text:p>del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7</text:p>
          </table:table-cell>
          <table:table-cell office:value-type="string">
            <text:p>delivere</text:p>
          </table:table-cell>
          <table:table-cell office:value-type="string">
            <text:p>delivr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9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220</text:p>
          </table:table-cell>
          <table:table-cell office:value-type="string">
            <text:p>dene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1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_w_0132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3</text:p>
          </table:table-cell>
          <table:table-cell office:value-type="string">
            <text:p>e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2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25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0</text:p>
          </table:table-cell>
          <table:table-cell office:value-type="string">
            <text:p>enfrené</text:p>
          </table:table-cell>
          <table:table-cell office:value-type="string">
            <text:p>enfr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3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2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8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1</text:p>
          </table:table-cell>
          <table:table-cell office:value-type="string">
            <text:p>armé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32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3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4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47</text:p>
          </table:table-cell>
          <table:table-cell office:value-type="string">
            <text:p>munté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248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50</text:p>
          </table:table-cell>
          <table:table-cell office:value-type="string">
            <text:p>cu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2</text:p>
          </table:table-cell>
          <table:table-cell office:value-type="string">
            <text:p>huchier</text:p>
          </table:table-cell>
          <table:table-cell office:value-type="string">
            <text:p>huchier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25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5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6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7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8</text:p>
          </table:table-cell>
          <table:table-cell office:value-type="string">
            <text:p>compaingnuns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9</text:p>
          </table:table-cell>
          <table:table-cell office:value-type="string">
            <text:p>aid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260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6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3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66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7</text:p>
          </table:table-cell>
          <table:table-cell office:value-type="string">
            <text:p>empleier</text:p>
          </table:table-cell>
          <table:table-cell office:value-type="string">
            <text:p>emplo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8</text:p>
          </table:table-cell>
          <table:table-cell office:value-type="string">
            <text:p>demein</text:p>
          </table:table-cell>
          <table:table-cell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9</text:p>
          </table:table-cell>
          <table:table-cell office:value-type="string">
            <text:p>vendrai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7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2</text:p>
          </table:table-cell>
          <table:table-cell table:style-name="ce3" office:value-type="string">
            <text:p>poiez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Transcription : porez.</text:p>
          </table:table-cell>
          <table:table-cell table:number-columns-repeated="1010"/>
        </table:table-row>
        <table:table-row table:style-name="ro1">
          <table:table-cell office:value-type="string">
            <text:p>B_w_013273</text:p>
          </table:table-cell>
          <table:table-cell office:value-type="string">
            <text:p>pre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7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27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77</text:p>
          </table:table-cell>
          <table:table-cell office:value-type="string">
            <text:p>defende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79</text:p>
          </table:table-cell>
          <table:table-cell office:value-type="string">
            <text:p>mal</text:p>
          </table:table-cell>
          <table:table-cell office:value-type="string">
            <text:p>ma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28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2</text:p>
          </table:table-cell>
          <table:table-cell office:value-type="string">
            <text:p>encombrer</text:p>
          </table:table-cell>
          <table:table-cell office:value-type="string">
            <text:p>encombr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3</text:p>
          </table:table-cell>
          <table:table-cell office:value-type="string">
            <text:p>ist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6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0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1</text:p>
          </table:table-cell>
          <table:table-cell office:value-type="string">
            <text:p>ve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9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4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7</text:p>
          </table:table-cell>
          <table:table-cell office:value-type="string">
            <text:p>chimin</text:p>
          </table:table-cell>
          <table:table-cell office:value-type="string">
            <text:p>chem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8</text:p>
          </table:table-cell>
          <table:table-cell office:value-type="string">
            <text:p>plener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_w_0132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05</text:p>
          </table:table-cell>
          <table:table-cell office:value-type="string">
            <text:p>tru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6</text:p>
          </table:table-cell>
          <table:table-cell office:value-type="string">
            <text:p>Garnier</text:p>
          </table:table-cell>
          <table:table-cell office:value-type="string">
            <text:p>garn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0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1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3</text:p>
          </table:table-cell>
          <table:table-cell office:value-type="string">
            <text:p>Galtier</text:p>
          </table:table-cell>
          <table:table-cell office:value-type="string">
            <text:p>gal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15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f</text:p>
          </table:table-cell>
          <table:table-cell table:number-columns-repeated="1014"/>
        </table:table-row>
        <table:table-row table:style-name="ro1">
          <table:table-cell office:value-type="string">
            <text:p>B_w_013316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9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20</text:p>
          </table:table-cell>
          <table:table-cell office:value-type="string">
            <text:p>beiser</text:p>
          </table:table-cell>
          <table:table-cell office:value-type="string">
            <text:p>bais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21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2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3</text:p>
          </table:table-cell>
          <table:table-cell office:value-type="string">
            <text:p>demande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2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2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27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29</text:p>
          </table:table-cell>
          <table:table-cell table:number-columns-repeated="2" office:value-type="string">
            <text:p>ent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3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2</text:p>
          </table:table-cell>
          <table:table-cell office:value-type="string">
            <text:p>respu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34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37</text:p>
          </table:table-cell>
          <table:table-cell office:value-type="string">
            <text:p>legier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8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40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4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2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3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44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4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48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0</text:p>
          </table:table-cell>
          <table:table-cell office:value-type="string">
            <text:p>justur</text:p>
          </table:table-cell>
          <table:table-cell office:value-type="string">
            <text:p>jost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52</text:p>
          </table:table-cell>
          <table:table-cell office:value-type="string">
            <text:p>amur</text:p>
          </table:table-cell>
          <table:table-cell office:value-type="string">
            <text:p>am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3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4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5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6</text:p>
          </table:table-cell>
          <table:table-cell office:value-type="string">
            <text:p>trestur</text:p>
          </table:table-cell>
          <table:table-cell office:value-type="string">
            <text:p>tre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7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59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6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2</text:p>
          </table:table-cell>
          <table:table-cell table:number-columns-repeated="2" office:value-type="string">
            <text:p>glaiv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36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5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6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69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7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1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7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4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76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7</text:p>
          </table:table-cell>
          <table:table-cell office:value-type="string">
            <text:p>garir</text:p>
          </table:table-cell>
          <table:table-cell office:value-type="string">
            <text:p>ga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78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7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8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2</text:p>
          </table:table-cell>
          <table:table-cell office:value-type="string">
            <text:p>defendur</text:p>
          </table:table-cell>
          <table:table-cell office:value-type="string">
            <text:p>defend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6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87</text:p>
          </table:table-cell>
          <table:table-cell office:value-type="string">
            <text:p>senz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88</text:p>
          </table:table-cell>
          <table:table-cell office:value-type="string">
            <text:p>ure</text:p>
          </table:table-cell>
          <table:table-cell office:value-type="string">
            <text:p>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3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0</text:p>
          </table:table-cell>
          <table:table-cell office:value-type="string">
            <text:p>sujur</text:p>
          </table:table-cell>
          <table:table-cell office:value-type="string">
            <text:p>se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1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3</text:p>
          </table:table-cell>
          <table:table-cell office:value-type="string">
            <text:p>enchasce</text:p>
          </table:table-cell>
          <table:table-cell office:value-type="string">
            <text:p>ench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9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lision du -e.</text:p>
          </table:table-cell>
          <table:table-cell table:number-columns-repeated="1010"/>
        </table:table-row>
        <table:table-row table:style-name="ro1">
          <table:table-cell office:value-type="string">
            <text:p>B_w_0133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97</text:p>
          </table:table-cell>
          <table:table-cell office:value-type="string">
            <text:p>valee</text:p>
          </table:table-cell>
          <table:table-cell office:value-type="string">
            <text:p>va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9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0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1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02</text:p>
          </table:table-cell>
          <table:table-cell office:value-type="string">
            <text:p>cureçç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3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4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0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7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8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411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2</text:p>
          </table:table-cell>
          <table:table-cell office:value-type="string">
            <text:p>bendee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414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5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1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8</text:p>
          </table:table-cell>
          <table:table-cell office:value-type="string">
            <text:p>fuit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0</text:p>
          </table:table-cell>
          <table:table-cell office:value-type="string">
            <text:p>celee</text:p>
          </table:table-cell>
          <table:table-cell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B_w_01342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2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2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2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5</text:p>
          </table:table-cell>
          <table:table-cell office:value-type="string">
            <text:p>resdne</text:p>
          </table:table-cell>
          <table:table-cell office:value-type="string">
            <text:p>res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6</text:p>
          </table:table-cell>
          <table:table-cell office:value-type="string">
            <text:p>tiree</text:p>
          </table:table-cell>
          <table:table-cell office:value-type="string">
            <text:p>ti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29</text:p>
          </table:table-cell>
          <table:table-cell office:value-type="string">
            <text:p>aprosme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34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3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4</text:p>
          </table:table-cell>
          <table:table-cell office:value-type="string">
            <text:p>pensee</text:p>
          </table:table-cell>
          <table:table-cell office:value-type="string">
            <text:p>pens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3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39</text:p>
          </table:table-cell>
          <table:table-cell office:value-type="string">
            <text:p>dit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4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44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443</text:p>
          </table:table-cell>
          <table:table-cell office:value-type="string">
            <text:p>devez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45</text:p>
          </table:table-cell>
          <table:table-cell table:number-columns-repeated="2"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6</text:p>
          </table:table-cell>
          <table:table-cell office:value-type="string">
            <text:p>conreer</text:p>
          </table:table-cell>
          <table:table-cell office:value-type="string">
            <text:p>conrë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47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50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1</text:p>
          </table:table-cell>
          <table:table-cell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3</text:p>
          </table:table-cell>
          <table:table-cell office:value-type="string">
            <text:p>cras</text:p>
          </table:table-cell>
          <table:table-cell office:value-type="string">
            <text:p>cr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454</text:p>
          </table:table-cell>
          <table:table-cell office:value-type="string">
            <text:p>lard</text:p>
          </table:table-cell>
          <table:table-cell office:value-type="string">
            <text:p>l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6</text:p>
          </table:table-cell>
          <table:table-cell office:value-type="string">
            <text:p>peis</text:p>
          </table:table-cell>
          <table:table-cell office:value-type="string">
            <text:p>po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7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8</text:p>
          </table:table-cell>
          <table:table-cell office:value-type="string">
            <text:p>mangereient</text:p>
          </table:table-cell>
          <table:table-cell office:value-type="string">
            <text:p>mangier</text:p>
          </table:table-cell>
          <table:table-cell office:value-type="string">
            <text:p>VERcjg</text:p>
          </table:table-cell>
          <table:table-cell office:value-type="string">
            <text:p>con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45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0</text:p>
          </table:table-cell>
          <table:table-cell office:value-type="string">
            <text:p>mil</text:p>
          </table:table-cell>
          <table:table-cell office:value-type="string">
            <text:p>mil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1</text:p>
          </table:table-cell>
          <table:table-cell office:value-type="string">
            <text:p>mars</text:p>
          </table:table-cell>
          <table:table-cell office:value-type="string">
            <text:p>mar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6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3</text:p>
          </table:table-cell>
          <table:table-cell office:value-type="string">
            <text:p>orkeneis</text:p>
          </table:table-cell>
          <table:table-cell table:style-name="ce4" office:value-type="string">
            <text:p>orquen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5" office:value-type="string">
            <text:p>ADJqua</text:p>
          </table:table-cell>
          <table:table-cell/>
          <table:table-cell office:value-type="string">
            <text:p>Je ne comprends pas le sens de ce mot. Orquenois apparaît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3464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5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6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6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69</text:p>
          </table:table-cell>
          <table:table-cell office:value-type="string">
            <text:p>mangier</text:p>
          </table:table-cell>
          <table:table-cell office:value-type="string">
            <text:p>mang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1</text:p>
          </table:table-cell>
          <table:table-cell office:value-type="string">
            <text:p>burgeis</text:p>
          </table:table-cell>
          <table:table-cell office:value-type="string">
            <text:p>borj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77</text:p>
          </table:table-cell>
          <table:table-cell office:value-type="string">
            <text:p>curuciez</text:p>
          </table:table-cell>
          <table:table-cell office:value-type="string">
            <text:p>corro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4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0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8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83</text:p>
          </table:table-cell>
          <table:table-cell table:style-name="ce3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9"/>
          <table:table-cell office:value-type="string">
            <text:p>Transcription : ce lemme n'apparaît pas. Mais après « a » : ja.</text:p>
          </table:table-cell>
          <table:table-cell table:number-columns-repeated="1010"/>
        </table:table-row>
        <table:table-row table:style-name="ro1">
          <table:table-cell office:value-type="string">
            <text:p>B_w_0134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5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4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0</text:p>
          </table:table-cell>
          <table:table-cell office:value-type="string">
            <text:p>espuru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1</text:p>
          </table:table-cell>
          <table:table-cell office:value-type="string">
            <text:p>dorez</text:p>
          </table:table-cell>
          <table:table-cell office:value-type="string">
            <text:p>d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p|m|n</text:p>
          </table:table-cell>
          <table:table-cell office:value-type="string">
            <text:p>Entrée « doré » existe au verbe dorer.</text:p>
          </table:table-cell>
          <table:table-cell table:number-columns-repeated="1010"/>
        </table:table-row>
        <table:table-row table:style-name="ro1">
          <table:table-cell office:value-type="string">
            <text:p>B_w_013492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4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9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49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9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8</text:p>
          </table:table-cell>
          <table:table-cell office:value-type="string">
            <text:p>vengez</text:p>
          </table:table-cell>
          <table:table-cell office:value-type="string">
            <text:p>ven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4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0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501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02</text:p>
          </table:table-cell>
          <table:table-cell office:value-type="string">
            <text:p>cesta</text:p>
          </table:table-cell>
          <table:table-cell office:value-type="string">
            <text:p>c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0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04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6</text:p>
          </table:table-cell>
          <table:table-cell office:value-type="string">
            <text:p>volsis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07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08</text:p>
          </table:table-cell>
          <table:table-cell office:value-type="string">
            <text:p>nu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5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2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1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5</text:p>
          </table:table-cell>
          <table:table-cell office:value-type="string">
            <text:p>braz</text:p>
          </table:table-cell>
          <table:table-cell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6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51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8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35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1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2</text:p>
          </table:table-cell>
          <table:table-cell office:value-type="string">
            <text:p>aince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5</text:p>
          </table:table-cell>
          <table:table-cell office:value-type="string">
            <text:p>peus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6</text:p>
          </table:table-cell>
          <table:table-cell table:number-columns-repeated="2" office:value-type="string">
            <text:p>rele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5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2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9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3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3536</text:p>
          </table:table-cell>
          <table:table-cell office:value-type="string">
            <text:p>aprosmez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37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3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9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1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2</text:p>
          </table:table-cell>
          <table:table-cell office:value-type="string">
            <text:p>u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4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546</text:p>
          </table:table-cell>
          <table:table-cell table:number-columns-repeated="2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0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1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5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4</text:p>
          </table:table-cell>
          <table:table-cell office:value-type="string">
            <text:p>tuchiez</text:p>
          </table:table-cell>
          <table:table-cell office:value-type="string">
            <text:p>toch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56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7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8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0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2</text:p>
          </table:table-cell>
          <table:table-cell office:value-type="string">
            <text:p>du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6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4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5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6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9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71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5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57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74</text:p>
          </table:table-cell>
          <table:table-cell office:value-type="string">
            <text:p>sempres</text:p>
          </table:table-cell>
          <table:table-cell office:value-type="string">
            <text:p>semp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75</text:p>
          </table:table-cell>
          <table:table-cell office:value-type="string">
            <text:p>presenté</text:p>
          </table:table-cell>
          <table:table-cell office:value-type="string">
            <text:p>pres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5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81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3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4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5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358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8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8</text:p>
          </table:table-cell>
          <table:table-cell office:value-type="string">
            <text:p>ublient</text:p>
          </table:table-cell>
          <table:table-cell office:value-type="string">
            <text:p>obl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0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1</text:p>
          </table:table-cell>
          <table:table-cell office:value-type="string">
            <text:p>aduré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2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93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94</text:p>
          </table:table-cell>
          <table:table-cell office:value-type="string">
            <text:p>f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95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8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9</text:p>
          </table:table-cell>
          <table:table-cell office:value-type="string">
            <text:p>culchié</text:p>
          </table:table-cell>
          <table:table-cell office:value-type="string">
            <text:p>co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5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600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6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604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0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9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0</text:p>
          </table:table-cell>
          <table:table-cell office:value-type="string">
            <text:p>orra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6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2</text:p>
          </table:table-cell>
          <table:table-cell office:value-type="string">
            <text:p>itel</text:p>
          </table:table-cell>
          <table:table-cell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3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615</text:p>
          </table:table-cell>
          <table:table-cell office:value-type="string">
            <text:p>deiven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616</text:p>
          </table:table-cell>
          <table:table-cell office:value-type="string">
            <text:p>tui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61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8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9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20</text:p>
          </table:table-cell>
          <table:table-cell office:value-type="string">
            <text:p>pr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62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623</text:p>
          </table:table-cell>
          <table:table-cell office:value-type="string">
            <text:p>aida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2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6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26</text:p>
          </table:table-cell>
          <table:table-cell table:number-columns-repeated="2" office:value-type="string">
            <text:p>traverser</text:p>
          </table:table-cell>
          <table:table-cell office:value-type="string">
            <text:p>VERinf</text:p>
          </table:table-cell>
          <table:table-cell table:number-columns-repeated="1020"/>
        </table:table-row>
      </table:table>
      <table:database-ranges>
        <table:database-range table:target-range-address="Feuille1.A1:Feuille1.N17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26/07/2016</text:date>, <text:time>23:3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23:33:55.11</dc:date>
    <dc:creator>Lucence ING</dc:creator>
    <meta:generator>OpenOffice/4.0.1$Win32 OpenOffice.org_project/401m5$Build-9714</meta:generator>
    <meta:editing-duration>PT19H43M40S</meta:editing-duration>
    <meta:editing-cycles>54</meta:editing-cycles>
    <meta:document-statistic meta:table-count="1" meta:cell-count="11709" meta:object-count="0"/>
  </office:meta>
</office:document-meta>
</file>